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OpenSymbol" svg:font-family="OpenSymbol" style:font-charset="x-symbol"/>
    <style:font-face style:name="WenQuanYi Zen Hei" svg:font-family="'WenQuanYi Zen Hei'" style:font-family-generic="system" style:font-pitch="variable"/>
  </office:font-face-decls>
  <office:automatic-styles>
    <style:style style:name="Table1" style:family="table">
      <style:table-properties style:width="9.4271in" fo:margin-left="0in" table:align="left"/>
    </style:style>
    <style:style style:name="Table1.A" style:family="table-column">
      <style:table-column-properties style:column-width="0.3229in"/>
    </style:style>
    <style:style style:name="Table1.B" style:family="table-column">
      <style:table-column-properties style:column-width="3.1396in"/>
    </style:style>
    <style:style style:name="Table1.C" style:family="table-column">
      <style:table-column-properties style:column-width="3.85in"/>
    </style:style>
    <style:style style:name="Table1.D" style:family="table-column">
      <style:table-column-properties style:column-width="2.1146in"/>
    </style:style>
    <style:style style:name="Table1.A1" style:family="table-cell">
      <style:table-cell-properties fo:padding="0in" fo:border="none" style:writing-mode="page"/>
    </style:style>
    <style:style style:name="Table1.A2" style:family="table-cell">
      <style:table-cell-properties fo:padding="0in" fo:border="none" style:writing-mode="tb-rl"/>
    </style:style>
    <style:style style:name="Table1.D2" style:family="table-cell">
      <style:table-cell-properties fo:padding="0in" fo:border="none" loext:writing-mode="bt-lr"/>
    </style:style>
    <style:style style:name="P1" style:family="paragraph" style:parent-style-name="Horizontal_20_Line">
      <style:paragraph-properties fo:line-height="150%" fo:text-align="justify" style:justify-single-word="false"/>
      <style:text-properties fo:font-weight="bold" officeooo:rsid="00227537" style:font-weight-asian="bold" style:font-weight-complex="bold"/>
    </style:style>
    <style:style style:name="P2" style:family="paragraph" style:parent-style-name="Heading_20_3">
      <style:paragraph-properties fo:line-height="150%" fo:text-align="justify" style:justify-single-word="false"/>
    </style:style>
    <style:style style:name="P3" style:family="paragraph" style:parent-style-name="Heading_20_4">
      <style:paragraph-properties fo:line-height="150%" fo:text-align="justify" style:justify-single-word="false"/>
      <style:text-properties fo:font-weight="bold" officeooo:rsid="00227537" officeooo:paragraph-rsid="00227537" style:font-weight-asian="bold" style:font-weight-complex="bold"/>
    </style:style>
    <style:style style:name="P4" style:family="paragraph" style:parent-style-name="Heading_20_4">
      <style:paragraph-properties fo:line-height="150%" fo:text-align="justify" style:justify-single-word="false"/>
    </style:style>
    <style:style style:name="P5" style:family="paragraph" style:parent-style-name="Standard">
      <style:paragraph-properties fo:line-height="150%" fo:text-align="justify" style:justify-single-word="false"/>
      <style:text-properties officeooo:rsid="001afe1a" officeooo:paragraph-rsid="001afe1a"/>
    </style:style>
    <style:style style:name="P6" style:family="paragraph" style:parent-style-name="Standard">
      <style:paragraph-properties fo:line-height="150%" fo:text-align="justify" style:justify-single-word="false" fo:break-before="page"/>
      <style:text-properties officeooo:rsid="001afe1a" officeooo:paragraph-rsid="001afe1a"/>
    </style:style>
    <style:style style:name="P7" style:family="paragraph" style:parent-style-name="Standard">
      <style:paragraph-properties fo:line-height="150%" fo:text-align="justify" style:justify-single-word="false"/>
      <style:text-properties fo:font-size="16pt" fo:font-weight="bold" officeooo:rsid="001afe1a" officeooo:paragraph-rsid="001afe1a" style:font-size-asian="16pt" style:font-weight-asian="bold" style:font-size-complex="16pt" style:font-weight-complex="bold"/>
    </style:style>
    <style:style style:name="P8" style:family="paragraph" style:parent-style-name="Standard">
      <style:paragraph-properties fo:line-height="150%" fo:text-align="justify" style:justify-single-word="false"/>
      <style:text-properties fo:font-weight="bold" officeooo:rsid="00227537" officeooo:paragraph-rsid="00227537" style:font-weight-asian="bold" style:font-weight-complex="bold"/>
    </style:style>
    <style:style style:name="P9" style:family="paragraph" style:parent-style-name="Standard">
      <style:paragraph-properties fo:line-height="150%" fo:text-align="justify" style:justify-single-word="false"/>
      <style:text-properties officeooo:paragraph-rsid="001afe1a"/>
    </style:style>
    <style:style style:name="P10" style:family="paragraph" style:parent-style-name="Standard">
      <style:paragraph-properties fo:line-height="150%" fo:text-align="justify" style:justify-single-word="false"/>
      <style:text-properties officeooo:paragraph-rsid="0020c8f1"/>
    </style:style>
    <style:style style:name="P11" style:family="paragraph" style:parent-style-name="Table_20_Contents">
      <style:paragraph-properties fo:line-height="150%" fo:text-align="justify" style:justify-single-word="false"/>
      <style:text-properties officeooo:rsid="00230715" officeooo:paragraph-rsid="00230715"/>
    </style:style>
    <style:style style:name="P12" style:family="paragraph" style:parent-style-name="Table_20_Contents">
      <style:paragraph-properties fo:line-height="150%" fo:text-align="justify" style:justify-single-word="false"/>
      <style:text-properties fo:font-weight="normal" officeooo:rsid="00230715" officeooo:paragraph-rsid="00230715" style:font-weight-asian="normal" style:font-weight-complex="normal"/>
    </style:style>
    <style:style style:name="P13" style:family="paragraph" style:parent-style-name="Table_20_Contents">
      <style:paragraph-properties fo:line-height="150%" fo:text-align="justify" style:justify-single-word="false"/>
    </style:style>
    <style:style style:name="P14" style:family="paragraph" style:parent-style-name="Text_20_body">
      <style:paragraph-properties fo:line-height="150%" fo:text-align="justify" style:justify-single-word="false"/>
      <style:text-properties officeooo:rsid="001afe1a" officeooo:paragraph-rsid="001afe1a"/>
    </style:style>
    <style:style style:name="P15" style:family="paragraph" style:parent-style-name="Text_20_body">
      <style:paragraph-properties fo:line-height="150%" fo:text-align="justify" style:justify-single-word="false"/>
    </style:style>
    <style:style style:name="P16" style:family="paragraph" style:parent-style-name="Text_20_body" style:list-style-name="L5">
      <style:paragraph-properties fo:line-height="150%" fo:text-align="justify" style:justify-single-word="false"/>
    </style:style>
    <style:style style:name="P17" style:family="paragraph" style:parent-style-name="Text_20_body" style:list-style-name="L6">
      <style:paragraph-properties fo:margin-top="0in" fo:margin-bottom="0in" style:contextual-spacing="false" fo:line-height="150%" fo:text-align="justify" style:justify-single-word="false"/>
    </style:style>
    <style:style style:name="P18" style:family="paragraph" style:parent-style-name="Text_20_body" style:list-style-name="L6">
      <style:paragraph-properties fo:line-height="150%" fo:text-align="justify" style:justify-single-word="false"/>
    </style:style>
    <style:style style:name="P19" style:family="paragraph" style:parent-style-name="Text_20_body" style:list-style-name="L7">
      <style:paragraph-properties fo:line-height="150%" fo:text-align="justify" style:justify-single-word="false"/>
    </style:style>
    <style:style style:name="P20" style:family="paragraph" style:parent-style-name="Text_20_body" style:list-style-name="L1">
      <style:paragraph-properties fo:margin-top="0in" fo:margin-bottom="0in" style:contextual-spacing="false" fo:line-height="150%" fo:text-align="justify" style:justify-single-word="false"/>
      <style:text-properties officeooo:paragraph-rsid="00230715"/>
    </style:style>
    <style:style style:name="P21" style:family="paragraph" style:parent-style-name="Text_20_body" style:list-style-name="L1">
      <style:paragraph-properties fo:line-height="150%" fo:text-align="justify" style:justify-single-word="false"/>
      <style:text-properties officeooo:paragraph-rsid="00230715"/>
    </style:style>
    <style:style style:name="P22" style:family="paragraph" style:parent-style-name="Text_20_body" style:list-style-name="L2">
      <style:paragraph-properties fo:margin-top="0in" fo:margin-bottom="0in" style:contextual-spacing="false" fo:line-height="150%" fo:text-align="justify" style:justify-single-word="false"/>
      <style:text-properties officeooo:paragraph-rsid="00230715"/>
    </style:style>
    <style:style style:name="P23" style:family="paragraph" style:parent-style-name="Text_20_body" style:list-style-name="L2">
      <style:paragraph-properties fo:line-height="150%" fo:text-align="justify" style:justify-single-word="false"/>
      <style:text-properties officeooo:paragraph-rsid="00230715"/>
    </style:style>
    <style:style style:name="P24" style:family="paragraph" style:parent-style-name="Text_20_body" style:list-style-name="L3">
      <style:paragraph-properties fo:margin-top="0in" fo:margin-bottom="0in" style:contextual-spacing="false" fo:line-height="150%" fo:text-align="justify" style:justify-single-word="false"/>
      <style:text-properties officeooo:paragraph-rsid="00230715"/>
    </style:style>
    <style:style style:name="P25" style:family="paragraph" style:parent-style-name="Text_20_body" style:list-style-name="L3">
      <style:paragraph-properties fo:margin-top="0in" fo:margin-bottom="0in" style:contextual-spacing="false" fo:line-height="150%" fo:text-align="justify" style:justify-single-word="false"/>
      <style:text-properties officeooo:paragraph-rsid="0024ec97"/>
    </style:style>
    <style:style style:name="P26" style:family="paragraph" style:parent-style-name="Text_20_body">
      <style:paragraph-properties fo:margin-top="0in" fo:margin-bottom="0in" style:contextual-spacing="false" fo:line-height="150%" fo:text-align="justify" style:justify-single-word="false"/>
      <style:text-properties officeooo:paragraph-rsid="00230715"/>
    </style:style>
    <style:style style:name="P27" style:family="paragraph" style:parent-style-name="Text_20_body" style:list-style-name="L4">
      <style:paragraph-properties fo:margin-top="0in" fo:margin-bottom="0in" style:contextual-spacing="false" fo:line-height="150%" fo:text-align="justify" style:justify-single-word="false"/>
      <style:text-properties officeooo:paragraph-rsid="0024ec97"/>
    </style:style>
    <style:style style:name="P28" style:family="paragraph" style:parent-style-name="Text_20_body" style:list-style-name="L10">
      <style:paragraph-properties fo:margin-top="0in" fo:margin-bottom="0in" style:contextual-spacing="false" fo:line-height="150%" fo:text-align="justify" style:justify-single-word="false"/>
    </style:style>
    <style:style style:name="P29" style:family="paragraph" style:parent-style-name="Text_20_body" style:list-style-name="L10">
      <style:paragraph-properties fo:line-height="150%" fo:text-align="justify" style:justify-single-word="false"/>
    </style:style>
    <style:style style:name="P30" style:family="paragraph" style:parent-style-name="Text_20_body" style:list-style-name="L11">
      <style:paragraph-properties fo:margin-top="0in" fo:margin-bottom="0in" style:contextual-spacing="false" fo:line-height="150%" fo:text-align="justify" style:justify-single-word="false"/>
    </style:style>
    <style:style style:name="P31" style:family="paragraph" style:parent-style-name="Text_20_body" style:list-style-name="L11">
      <style:paragraph-properties fo:line-height="150%" fo:text-align="justify" style:justify-single-word="false"/>
    </style:style>
    <style:style style:name="P32" style:family="paragraph" style:parent-style-name="Text_20_body" style:list-style-name="L12">
      <style:paragraph-properties fo:margin-top="0in" fo:margin-bottom="0in" style:contextual-spacing="false" fo:line-height="150%" fo:text-align="justify" style:justify-single-word="false"/>
    </style:style>
    <style:style style:name="P33" style:family="paragraph" style:parent-style-name="Text_20_body" style:list-style-name="L13">
      <style:paragraph-properties fo:margin-top="0in" fo:margin-bottom="0in" style:contextual-spacing="false" fo:line-height="150%" fo:text-align="justify" style:justify-single-word="false"/>
    </style:style>
    <style:style style:name="P34" style:family="paragraph" style:parent-style-name="Text_20_body" style:list-style-name="L13">
      <style:paragraph-properties fo:line-height="150%" fo:text-align="justify" style:justify-single-word="false"/>
    </style:style>
    <style:style style:name="T1" style:family="text">
      <style:text-properties officeooo:rsid="001afe1a"/>
    </style:style>
    <style:style style:name="T2" style:family="text">
      <style:text-properties fo:font-weight="bold" style:font-weight-asian="bold" style:font-weight-complex="bold"/>
    </style:style>
    <style:style style:name="T3" style:family="text">
      <style:text-properties fo:font-weight="bold" officeooo:rsid="001afe1a" style:font-weight-asian="bold" style:font-weight-complex="bold"/>
    </style:style>
    <style:style style:name="T4" style:family="text">
      <style:text-properties officeooo:rsid="00206c2c"/>
    </style:style>
    <style:style style:name="T5" style:family="text">
      <style:text-properties officeooo:rsid="0020c8f1"/>
    </style:style>
    <style:style style:name="T6" style:family="text">
      <style:text-properties fo:font-weight="normal" style:font-weight-asian="normal" style:font-weight-complex="normal"/>
    </style:style>
    <style:style style:name="T7" style:family="text">
      <style:text-properties fo:font-weight="normal" officeooo:rsid="0020c8f1" style:font-weight-asian="normal" style:font-weight-complex="normal"/>
    </style:style>
    <style:style style:name="T8" style:family="text">
      <style:text-properties officeooo:rsid="0022753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affe Reservations (BookMyTable?)</text:p>
      <text:p text:style-name="P5">- aplikacija za rezerviranje stolova prema objavljenom događaju</text:p>
      <text:p text:style-name="P5">Sadržaj projektne dokumentacije </text:p>
      <text:p text:style-name="P5"/>
      <text:p text:style-name="P7">1. Sažetak</text:p>
      <text:p text:style-name="P14">U dokumentaciji koja slijedi detaljno je opisan proces izrade web aplikacije pod nazivom <text:span text:style-name="Strong_20_Emphasis">CaffeReservations</text:span>. Ova aplikacija osmišljena je kao praktično rješenje za vlasnike manjih caffe barova, klubova ili sličnih prostora koji žele jednostavno upravljati događanjima i omogućiti posjetiteljima da rezerviraju stolove za specifične događaje. Osim što olakšava organizaciju i rezervacije, aplikacija doprinosi profesionalnom dojmu i poboljšava iskustvo korisnika.</text:p>
      <text:h text:style-name="P2" text:outline-level="3">Funkcionalnost aplikacije</text:h>
      <text:p text:style-name="P15">Aplikacija ima dvije osnovne funkcionalne strane: korisničku stranu i stranu vlasnika prostora. S korisničke strane, posjetitelji mogu, nakon jednostavne registracije, pregledavati popis najavljenih događanja, rezervirati stolove prema vlastitim preferencijama, i vidjeti stanje vlastitih rezervacija. S druge strane, vlasnicima prostora aplikacija pruža pregled svih trenutnih i nadolazećih rezervacija, mogućnost brze potvrde ili odbijanja istih, kao i opći uvid u popunjenost prostora. Na taj način, CaffeReservations doprinosi boljem organizacijskom upravljanju te smanjuje mogućnost preklapanja rezervacija ili nesporazuma.</text:p>
      <text:h text:style-name="P2" text:outline-level="3">Struktura dokumentacije</text:h>
      <text:p text:style-name="P15">Dokumentacija aplikacije <text:span text:style-name="Strong_20_Emphasis">CaffeReservations</text:span> podijeljena je u pet glavnih dijelova, od kojih svaki daje poseban uvid u faze razvoja i korištenja aplikacije:</text:p>
      <text:list text:style-name="L5">
        <text:list-item>
          <text:p text:style-name="P16"><text:span text:style-name="Strong_20_Emphasis">Uvod</text:span> - U ovom dijelu dokumentacije daje se kratak pregled aplikacije, uključujući ključne informacije o njezinoj svrsi i ciljevima. Također, definirano je ciljano tržište, odnosno korisnici kojima je aplikacija prvenstveno namijenjena (vlasnici manjih ugostiteljskih objekata) i posjetitelji zainteresirani za rezervacije. Nadalje, objašnjene su prednosti ove aplikacije u usporedbi s tradicionalnim metodama rezervacija, uključujući veću praktičnost i učinkovitost.</text:p>
        </text:list-item>
        <text:list-item>
          <text:p text:style-name="P16"><text:span text:style-name="Strong_20_Emphasis">Motivacija</text:span> - Ovaj dio bavi se detaljnijim razmatranjem ideje i koristi koje CaffeReservations donosi svim korisnicima. Kroz analizu SWOT (prednosti, slabosti, prilike, prijetnje), dodatno su objašnjeni potencijali aplikacije, njezine snage i izazovi koji se mogu pojaviti u praksi. <text:soft-page-break/>Motivacija također uključuje analizu tržišnih potreba, tj. sve veću potražnju za digitalizacijom i automatizacijom procesa rezerviranja u ugostiteljskom sektoru.</text:p>
        </text:list-item>
        <text:list-item>
          <text:p text:style-name="P16"><text:span text:style-name="Strong_20_Emphasis">Razrada funkcionalnosti</text:span> - U ovom dijelu prikazane su sve funkcionalnosti aplikacije u odnosu na različite korisnike. Detaljno su opisane sve mogućnosti s kojima korisnici i vlasnici prostora raspolažu, uz priložene dijagrame koji ilustriraju tokove rada. Na taj način, svaka funkcionalnost je jasno prikazana, s objašnjenjem kako se koristi i koja je njezina specifična svrha. Ovaj dio dokumentacije posebno je važan za shvaćanje cjelokupnog tijeka interakcije korisnika s aplikacijom.</text:p>
        </text:list-item>
        <text:list-item>
          <text:p text:style-name="P16"><text:span text:style-name="Strong_20_Emphasis">Implementacija</text:span> - Ovdje se nalaze tehnički detalji implementacije same aplikacije, s naglaskom na korištenje Vue.js komponenti. Opisane su sve komponente koje čine aplikaciju, uključujući strukturu i međusobnu povezanost. Priloženi su klasni dijagrami koji daju uvid u odnos između različitih dijelova aplikacije te omogućuju razumijevanje arhitekture sustava, što je korisno za potencijalne buduće nadogradnje ili prilagodbe.</text:p>
        </text:list-item>
        <text:list-item>
          <text:p text:style-name="P16"><text:span text:style-name="Strong_20_Emphasis">Korisničke upute</text:span> - Posljednji dio dokumentacije sadrži detaljne korisničke upute za korištenje aplikacije. Upute su popraćene slikama sučelja, koje korak po korak objašnjavaju kako koristiti pojedine funkcionalnosti, od registracije i prijave, do pregleda događanja, rezerviranja stolova i praćenja statusa rezervacije. Na taj način, korisnici mogu lako razumjeti sve mogućnosti koje aplikacija nudi i iskoristiti ih na najbolji način.</text:p>
        </text:list-item>
      </text:list>
      <text:p text:style-name="P15">Dokumentacija aplikacije CaffeReservations pruža sveobuhvatan uvid u cijeli razvojni proces, od ideje i motivacije, preko tehničke implementacije, pa sve do konkretnih korisničkih uputa.</text:p>
      <text:p text:style-name="P5"/>
      <text:p text:style-name="P6"/>
      <text:p text:style-name="P7">2. Uvod</text:p>
      <text:p text:style-name="P15">Aplikacija <text:span text:style-name="Strong_20_Emphasis">CaffeReservations</text:span> razvijena je s ciljem modernizacije i pojednostavljenja postupka rezervacije stolova u manjim ugostiteljskim objektima, kao što su caffe barovi, klubovi i slični prostori. Digitalna transformacija preoblikuje ugostiteljski sektor, a CaffeReservations osmišljena je kao inovativno rješenje koje vlasnicima takvih objekata omogućuje lakše upravljanje rezervacijama, dok posjetiteljima nudi intuitivan i brz način za osiguravanje mjesta na željenim događajima.</text:p>
      <text:h text:style-name="P4" text:outline-level="4">Ciljano tržište</text:h>
      <text:p text:style-name="P15">Ciljano tržište aplikacije čine vlasnici manjih ugostiteljskih objekata koji žele unaprijediti svoje poslovanje digitalnim alatima, ali nemaju potrebu za složenim i skupim sustavima za upravljanje rezervacijama. Fokus je na objektima koji redovito organiziraju događanja, poput glazbenih večeri, tematskih zabava ili drugih okupljanja, gdje je potreba za brzim i točnim rezervacijama posebno naglašena. Aplikacija može pokriti potrebe od lokalnih kafića i barova do malih kulturnih centara, i tako doprinosi povećanju njihove konkurentnosti i modernizaciji usluga.</text:p>
      <text:h text:style-name="P4" text:outline-level="4">Korisnici</text:h>
      <text:p text:style-name="P15">Aplikacija ima dvije osnovne skupine korisnika: posjetitelje i vlasnike prostora.</text:p>
      <text:list text:style-name="L6">
        <text:list-item>
          <text:p text:style-name="P17"><text:span text:style-name="Strong_20_Emphasis">Posjetitelji</text:span> su korisnici koji, nakon registracije na platformu, mogu pregledavati najavljena događanja, odabrati željeni datum i vrijeme, te jednostavno rezervirati svoje mjesto ili stol <text:span text:style-name="T4">nakon registracije</text:span>. Registrirani korisnici imaju mogućnost pristupa statusu svojih rezervacija vezanima uz događanja, čime se poboljšava korisničko iskustvo i osigurava veća fleksibilnost u planiranju.</text:p>
        </text:list-item>
        <text:list-item>
          <text:p text:style-name="P18"><text:span text:style-name="Strong_20_Emphasis">Vlasnici prostora</text:span> koriste aplikaciju za pregled i upravljanje rezervacijama. Kroz <text:span text:style-name="T4">jednostavno I </text:span>intuitivno sučelje, vlasnici mogu lako pratiti stanje rezervacija, potvrditi ili odbiti zahtjeve, te dobiti brzi uvid u ukupnu popunjenost prostora za svako pojedino događanje. Na taj način aplikacija omogućuje vlasnicima da učinkovito organiziraju događaje i smanje mogućnost preklapanja rezervacija ili preopterećenja prostora.</text:p>
        </text:list-item>
      </text:list>
      <text:h text:style-name="P4" text:outline-level="4"><text:soft-page-break/>Glavne prednosti</text:h>
      <text:p text:style-name="P15">Uvođenje aplikacije <text:span text:style-name="Strong_20_Emphasis">CaffeReservations</text:span> donosi niz značajnih prednosti u odnosu na trenutno dostupna rješenja, koja su često neprilagođena specifičnim potrebama manjih ugostiteljskih objekata. Najvažnije prednosti uključuju:</text:p>
      <text:list text:style-name="L7">
        <text:list-item>
          <text:p text:style-name="P19"><text:span text:style-name="Strong_20_Emphasis">Pojednostavljeno upravljanje rezervacijama</text:span> – Vlasnici prostora mogu lako pratiti i upravljati rezervacijama putem jednog sučelja, bez potrebe za dodatnim sustavima ili alatima. Mogućnost brzog pregleda svih nadolazećih događanja i statusa rezervacija smanjuje administrativno opterećenje i omogućuje bolju organizaciju.</text:p>
        </text:list-item>
        <text:list-item>
          <text:p text:style-name="P19"><text:span text:style-name="Strong_20_Emphasis">Povećana korisnička praktičnost</text:span> – Posjetitelji mogu obaviti rezervaciju u samo nekoliko koraka, bez telefonskih poziva ili posjeta mjestu događanja. Time aplikacija doprinosi boljem korisničkom iskustvu i povećava vjerojatnost povratka korisnika, što dugoročno povećava lojalnost posjetitelja i posjećenost događanja.</text:p>
        </text:list-item>
        <text:list-item>
          <text:p text:style-name="P19"><text:span text:style-name="Strong_20_Emphasis">Prilagođenost i fleksibilnost</text:span> – Aplikacija je razvijena uzimajući u obzir specifičnosti manjih objekata i potrebe njihovih vlasnika. Za razliku od općih sustava za rezervaciju, koji su često prilagođeni većim ugostiteljskim subjektima, CaffeReservations nudi sve potrebne funkcionalnosti u jednostavnom i ekonomičnom paketu koji se lako integrira u postojeće poslovne procese.</text:p>
        </text:list-item>
        <text:list-item>
          <text:p text:style-name="P19"><text:span text:style-name="Strong_20_Emphasis">Precizna i brza komunikacija</text:span> – Vlasnici prostora imaju mogućnost brzo komunicirati s posjetiteljima putem obavijesti o statusu rezervacija ili promjenama u vezi s događanjima. Ova funkcionalnost smanjuje mogućnost nesporazuma i doprinosi većoj transparentnosti u komunikaciji s korisnicima.</text:p>
        </text:list-item>
      </text:list>
      <text:p text:style-name="P15">CaffeReservations je jednostavno i učinkovito rješenje za manja ugostiteljska poduzeća koja žele unaprijediti svoje usluge, smanjiti operativne troškove i osigurati bolje iskustvo za svoje posjetitelje.</text:p>
      <text:p text:style-name="P5"/>
      <text:p text:style-name="P6"/>
      <text:p text:style-name="P7">3. Motivacija</text:p>
      <text:p text:style-name="P9"><text:span text:style-name="T3">Ciljano tržište</text:span><text:span text:style-name="T1"> </text:span><text:span text:style-name="T5">CaffeReservations </text:span><text:span text:style-name="T1">su manji ugostiteljski objekti, poput caffe barova i manjih <text:s/>prostora, koji organiziraju događanja. Fokus je na upravljanju rezervacijama stolova za specifične događaje. Aplikacija pomaže vlasnicima tih prostora da lako organiziraju događaje, upravljaju rezervacijama stolova, te prate popunjenost prostora. </text:span><text:span text:style-name="T5">Za razliku od toga, veliki sustavi rezervacije poput Zoyye ( </text:span><text:a xlink:type="simple" xlink:href="https://app.zoyya.com/" text:style-name="Internet_20_link" text:visited-style-name="Visited_20_Internet_20_Link"><text:span text:style-name="T5">https://app.zoyya.com</text:span></text:a><text:span text:style-name="T5"> ) n</text:span>amijenjen<text:span text:style-name="T5">i</text:span> <text:span text:style-name="T5">su</text:span> širem spektru uslužnih djelatnosti, uključujući salone ljepote, wellness centre, fitness studije, te medicinske i slične usluge, gdje su pojedinačni termini ključni za rad. Zoyya se <text:span text:style-name="T5">npr. </text:span>više fokusira na zakazivanje termina u uslužnim djelatnostima, nego na upravljanje događanjima u ugostiteljstvu.</text:p>
      <text:p text:style-name="P10"><text:span text:style-name="T5">CaffeReservations s</text:span> jednostavnim sučeljem fokusiranim na osnovne potrebe ugostitelja, omogućava brz pristup informacijama o rezervacijama, brzu potvrdu ili odbijanje rezervacija, te općeniti pregled popunjenosti događanja. Takav dizajn idealan je za male korisnike koji žele minimalno administrativno opterećenje. <text:span text:style-name="T5">S tim u vidu, d</text:span>izajnirana je kao ekonomično rješenje s fokusom na osnovne funkcionalnosti za manja mjesta, što omogućava pristupačniju cijenu i manje dodatnih troškova, <text:span text:style-name="T5">što</text:span> pruža povoljniju opciju za male objekte. <text:span text:style-name="T5">Za razliku od toga, </text:span><text:span text:style-name="Strong_20_Emphasis"><text:span text:style-name="T6">Zoyya </text:span></text:span><text:span text:style-name="Strong_20_Emphasis"><text:span text:style-name="T7">je n</text:span></text:span>amijenjena širokom spektru usluga i industrija, što može rezultirati višim troškovima za funkcionalnosti koje malim ugostiteljima nisu potrebne, poput upravljanja klijentima i personaliziranih obavijesti.</text:p>
      <text:p text:style-name="P10"><text:span text:style-name="T5">Osim specijaliziranih digitalnih riješenja, rezervacije su se često vodile ručno, upotrebom olovke I papira, ili korištenjem nespecifičnih aplikacija poput MS Excela. CaffeReservations I tu nudi poboljšanja, </text:span><text:span text:style-name="T8">npr. a</text:span>utomatski vodi rezervacije, ažurira popunjenost prostora i omogućava vlasnicima brz pregled statusa svih rezervacija. Kada posjetitelji izvrše rezervaciju, podaci se automatski pohranjuju i prikazuju u sučelju aplikacije, bez potrebe za ručnim unosom. <text:span text:style-name="T8">Za razliku od toga r</text:span>učno vođenje rezervacija (putem papira, bilježnica ili Excela) zahtijeva stalni unos podataka i ručno ažuriranje popunjenosti prostora, što je dugotrajan proces. Svaka promjena ili otkazivanje rezervacije mora se ručno evidentirati, što povećava rizik od pogrešaka. Dok su<text:span text:style-name="T6"> </text:span><text:span text:style-name="Strong_20_Emphasis"><text:span text:style-name="T6">ručne rezervacije</text:span></text:span><text:span text:style-name="T6"> ili </text:span><text:span text:style-name="Strong_20_Emphasis"><text:span text:style-name="T6">Excel</text:span></text:span> povoljniji i jednostavniji za početnike,<text:span text:style-name="T6"> </text:span><text:span text:style-name="Strong_20_Emphasis"><text:span text:style-name="T6">CaffeReservations</text:span></text:span> donosi ključne prednosti u smislu uštede vremena, smanjenja grešaka, lakšeg pregleda rezervacija i boljeg korisničkog iskustva. Za male ugostitelje koji žele poboljšati organizaciju i ostaviti profesionalan dojam, CaffeReservations nudi značajno veću vrijednost i praktičnost.</text:p>
      <text:p text:style-name="P10"/>
      <text:p text:style-name="P10"/>
      <text:p text:style-name="P8"><text:soft-page-break/>SWOT analiza</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3"/>
          </table:table-cell>
          <table:table-cell table:style-name="Table1.A1" table:number-columns-spanned="2" office:value-type="string">
            <text:p text:style-name="P11">UNUTRAŠNJI</text:p>
          </table:table-cell>
          <table:covered-table-cell/>
          <table:table-cell table:style-name="Table1.A1" office:value-type="string">
            <text:p text:style-name="P13"/>
          </table:table-cell>
        </table:table-row>
        <table:table-row>
          <table:table-cell table:style-name="Table1.A2" table:number-rows-spanned="2" office:value-type="string">
            <text:p text:style-name="P11">POZITIVNI</text:p>
          </table:table-cell>
          <table:table-cell table:style-name="Table1.A1" office:value-type="string">
            <text:p text:style-name="P11">Snage(S):</text:p>
            <text:list text:style-name="L1">
              <text:list-item>
                <text:p text:style-name="P20"><text:span text:style-name="Strong_20_Emphasis"><text:span text:style-name="T6">Prilagođenost manjim ugostiteljima</text:span></text:span></text:p>
              </text:list-item>
              <text:list-item>
                <text:p text:style-name="P20"><text:span text:style-name="Strong_20_Emphasis"><text:span text:style-name="T6">Jednostavnost korištenja</text:span></text:span></text:p>
              </text:list-item>
              <text:list-item>
                <text:p text:style-name="P20"><text:span text:style-name="Strong_20_Emphasis"><text:span text:style-name="T6">Centralizirano praćenje rezervacija</text:span></text:span></text:p>
              </text:list-item>
              <text:list-item>
                <text:p text:style-name="P20"><text:span text:style-name="Strong_20_Emphasis"><text:span text:style-name="T6">Povećanje profesionalnog imidža</text:span></text:span></text:p>
              </text:list-item>
              <text:list-item>
                <text:p text:style-name="P21"><text:span text:style-name="Strong_20_Emphasis"><text:span text:style-name="T6">Osnovne funkcionalnosti po pristupačnoj cijeni</text:span></text:span></text:p>
              </text:list-item>
            </text:list>
          </table:table-cell>
          <table:table-cell table:style-name="Table1.A1" office:value-type="string">
            <text:p text:style-name="P11">Slabosti(W):</text:p>
            <text:list text:style-name="L2">
              <text:list-item>
                <text:p text:style-name="P22"><text:span text:style-name="Strong_20_Emphasis"><text:span text:style-name="T6">Nedostatak naprednih značajki</text:span></text:span></text:p>
              </text:list-item>
              <text:list-item>
                <text:p text:style-name="P22"><text:span text:style-name="Strong_20_Emphasis"><text:span text:style-name="T6">Ograničena prilagodba korisnicima</text:span></text:span></text:p>
              </text:list-item>
              <text:list-item>
                <text:p text:style-name="P22"><text:span text:style-name="Strong_20_Emphasis"><text:span text:style-name="T6">Moguća tehnička ograničenja</text:span></text:span></text:p>
              </text:list-item>
              <text:list-item>
                <text:p text:style-name="P23"><text:span text:style-name="Strong_20_Emphasis"><text:span text:style-name="T6">Ovisnost o internetskoj povezanosti</text:span></text:span></text:p>
              </text:list-item>
            </text:list>
          </table:table-cell>
          <table:table-cell table:style-name="Table1.D2" table:number-rows-spanned="2" office:value-type="string">
            <text:p text:style-name="P11">NEGATIVNI</text:p>
          </table:table-cell>
        </table:table-row>
        <table:table-row>
          <table:covered-table-cell table:style-name="Table1.A1"/>
          <table:table-cell table:style-name="Table1.A1" office:value-type="string">
            <text:p text:style-name="P12">Prilike(O):</text:p>
            <text:list text:style-name="L3">
              <text:list-item>
                <text:p text:style-name="P24"><text:span text:style-name="Strong_20_Emphasis"><text:span text:style-name="T6">Uvođenje naprednih funkcionalnosti</text:span></text:span></text:p>
              </text:list-item>
              <text:list-item>
                <text:p text:style-name="P25"><text:span text:style-name="Strong_20_Emphasis"><text:span text:style-name="T6">Povećanje tržišnog udjela među malim ugostiteljima</text:span></text:span></text:p>
              </text:list-item>
              <text:list-item>
                <text:p text:style-name="P25"><text:span text:style-name="Strong_20_Emphasis"><text:span text:style-name="T6">Suradnje s lokalnim tvrtkama</text:span></text:span></text:p>
              </text:list-item>
              <text:list-item>
                <text:p text:style-name="P25"><text:span text:style-name="Strong_20_Emphasis"><text:span text:style-name="T6">Regionalno širenje i lokalizacija</text:span></text:span></text:p>
              </text:list-item>
            </text:list>
            <text:p text:style-name="P26"><text:span text:style-name="Strong_20_Emphasis"><text:span text:style-name="T6"/></text:span></text:p>
          </table:table-cell>
          <table:table-cell table:style-name="Table1.A1" office:value-type="string">
            <text:p text:style-name="P12">Prijetnje(T):</text:p>
            <text:list text:style-name="L4">
              <text:list-item>
                <text:p text:style-name="P27"><text:span text:style-name="Strong_20_Emphasis"><text:span text:style-name="T6">Jaka konkurencija</text:span></text:span></text:p>
              </text:list-item>
              <text:list-item>
                <text:p text:style-name="P27"><text:span text:style-name="Strong_20_Emphasis"><text:span text:style-name="T6">Tehnički izazovi</text:span></text:span></text:p>
              </text:list-item>
              <text:list-item>
                <text:p text:style-name="P27"><text:span text:style-name="Strong_20_Emphasis"><text:span text:style-name="T6">Privatnost i regulative</text:span></text:span></text:p>
              </text:list-item>
              <text:list-item>
                <text:p text:style-name="P27"><text:span text:style-name="Strong_20_Emphasis"><text:span text:style-name="T6">Ograničena lojalnost korisnika</text:span></text:span></text:p>
              </text:list-item>
            </text:list>
          </table:table-cell>
          <table:covered-table-cell table:style-name="Table1.A1"/>
        </table:table-row>
        <table:table-row>
          <table:table-cell table:style-name="Table1.A1" office:value-type="string">
            <text:p text:style-name="P13"/>
          </table:table-cell>
          <table:table-cell table:style-name="Table1.A1" table:number-columns-spanned="2" office:value-type="string">
            <text:p text:style-name="P11">VANJSKI</text:p>
          </table:table-cell>
          <table:covered-table-cell/>
          <table:table-cell table:style-name="Table1.A1" office:value-type="string">
            <text:p text:style-name="P13"/>
          </table:table-cell>
        </table:table-row>
      </table:table>
      <text:p text:style-name="P8"/>
      <text:h text:style-name="P3" text:outline-level="4"><text:span text:style-name="Strong_20_Emphasis">Snage (Strengths)</text:span></text:h>
      <text:list text:style-name="L10">
        <text:list-item>
          <text:p text:style-name="P28"><text:span text:style-name="Strong_20_Emphasis">Prilagođenost manjim ugostiteljima</text:span>: Aplikacija je posebno dizajnirana za potrebe manjih kafića i sličnih prostora, omogućujući im jednostavan i učinkovit sustav rezervacija bez previše složenosti, što je privlačno manjim poduzetnicima.</text:p>
        </text:list-item>
        <text:list-item>
          <text:p text:style-name="P28"><text:span text:style-name="Strong_20_Emphasis">Jednostavnost korištenja</text:span>: Intuitivno sučelje omogućava brzo korištenje aplikacije, kako za korisnike koji žele rezervirati mjesta, tako i za vlasnike prostora, bez potrebe za dugim obukama ili kompliciranim tehničkim znanjem.</text:p>
        </text:list-item>
        <text:list-item>
          <text:p text:style-name="P28"><text:span text:style-name="Strong_20_Emphasis">Centralizirano praćenje rezervacija</text:span>: Aplikacija omogućava praćenje svih rezervacija na jednom mjestu, čime se vlasnicima prostora pruža bolji pregled i olakšava upravljanje popunjenošću prostora.</text:p>
        </text:list-item>
        <text:list-item>
          <text:p text:style-name="P28"><text:span text:style-name="Strong_20_Emphasis">Povećanje profesionalnog imidža</text:span>: Automatizirani sustav za rezervacije daje profesionalan dojam, što može poboljšati percepciju prostora u očima korisnika i potencijalno povećati broj posjetitelja.</text:p>
        </text:list-item>
        <text:list-item>
          <text:p text:style-name="P29"><text:soft-page-break/><text:span text:style-name="Strong_20_Emphasis">Osnovne funkcionalnosti po pristupačnoj cijeni</text:span>: CaffeReservations nudi ključne funkcionalnosti bez nepotrebnog složenja, što može privući vlasnike koji traže povoljno i jednostavno rješenje.</text:p>
        </text:list-item>
      </text:list>
      <text:h text:style-name="P4" text:outline-level="4"><text:span text:style-name="Strong_20_Emphasis">Slabosti (Weaknesses)</text:span></text:h>
      <text:list text:style-name="L11">
        <text:list-item>
          <text:p text:style-name="P30"><text:span text:style-name="Strong_20_Emphasis">Nedostatak naprednih značajki</text:span>: Za razliku od većih, etabliranih rješenja, CaffeReservations trenutno nema integrirane napredne funkcionalnosti poput automatiziranog slanja e-mail poruka, statističkih izvještaja ili marketinških alata, što može ograničiti njegovu primjenu kod većih korisnika.</text:p>
        </text:list-item>
        <text:list-item>
          <text:p text:style-name="P30"><text:span text:style-name="Strong_20_Emphasis">Ograničena prilagodba korisnicima</text:span>: Budući da je aplikacija specijalizirana za manje prostore, mogla bi biti ograničena u prilagodbi specifičnim potrebama većih ili više specijaliziranih objekata, poput klubova ili velikih restorana.</text:p>
        </text:list-item>
        <text:list-item>
          <text:p text:style-name="P30"><text:span text:style-name="Strong_20_Emphasis">Moguća tehnička ograničenja</text:span>: Kao relativno novo rješenje, aplikacija bi mogla zahtijevati dodatna poboljšanja u stabilnosti i skalabilnosti kako bi se prilagodila većem broju korisnika i rezervacija.</text:p>
        </text:list-item>
        <text:list-item>
          <text:p text:style-name="P31"><text:span text:style-name="Strong_20_Emphasis">Ovisnost o internetskoj povezanosti</text:span>: Aplikacija zahtijeva stalnu internetsku povezanost za rad, što može biti izazov u područjima s nestabilnim ili sporim internetom.</text:p>
        </text:list-item>
      </text:list>
      <text:h text:style-name="P4" text:outline-level="4"><text:span text:style-name="Strong_20_Emphasis">Prilike (Opportunities)</text:span></text:h>
      <text:list text:style-name="L12">
        <text:list-item>
          <text:p text:style-name="P32"><text:span text:style-name="Strong_20_Emphasis">Uvođenje naprednih funkcionalnosti</text:span>: Dodavanje funkcionalnosti poput automatiziranih obavijesti, SMS podsjetnika, integracije s društvenim mrežama i mogućnosti prilagodbe rezervacijskih opcija može povećati privlačnost aplikacije i proširiti bazu korisnika.</text:p>
        </text:list-item>
        <text:list-item>
          <text:p text:style-name="P32"><text:span text:style-name="Strong_20_Emphasis">Povećanje tržišnog udjela među malim ugostiteljima</text:span>: Mala i srednja ugostiteljska poduzeća predstavljaju veliko tržište koje često nema jednostavan i prilagođen sustav rezervacija. CaffeReservations se može pozicionirati kao vodeće rješenje za ovaj segment.</text:p>
        </text:list-item>
        <text:list-item>
          <text:p text:style-name="P32"><text:span text:style-name="Strong_20_Emphasis">Suradnje s lokalnim tvrtkama</text:span>: Postoji mogućnost za suradnje s drugim lokalnim tvrtkama (npr. distributerima, glazbenicima) kako bi se u aplikaciju dodale promotivne obavijesti ili suradnje, čime bi aplikacija postala dodatno korisna za vlasnike prostora.</text:p>
        </text:list-item>
        <text:list-item>
          <text:p text:style-name="P32"><text:span text:style-name="Strong_20_Emphasis">Regionalno širenje i lokalizacija</text:span>: Prilagodba aplikacije jezicima i specifičnim potrebama drugih tržišta može donijeti mogućnost širenja na međunarodna tržišta.</text:p>
        </text:list-item>
      </text:list>
      <text:h text:style-name="P4" text:outline-level="4"><text:soft-page-break/><text:span text:style-name="Strong_20_Emphasis">Prijetnje (Threats)</text:span></text:h>
      <text:list text:style-name="L13">
        <text:list-item>
          <text:p text:style-name="P33"><text:span text:style-name="Strong_20_Emphasis">Jaka konkurencija</text:span>: Na tržištu postoje mnogi sustavi za rezervacije, a neki od njih su već etablirani i nude širok spektar opcija. Prisutnost velikih konkurenata može otežati probijanje aplikacije među potencijalnim korisnicima.</text:p>
        </text:list-item>
        <text:list-item>
          <text:p text:style-name="P33"><text:span text:style-name="Strong_20_Emphasis">Tehnički izazovi</text:span>: Kao novije rješenje, aplikacija može biti podložna tehničkim izazovima, uključujući stabilnost, skalabilnost i sigurnost, što može utjecati na reputaciju i povjerenje korisnika.</text:p>
        </text:list-item>
        <text:list-item>
          <text:p text:style-name="P33"><text:span text:style-name="Strong_20_Emphasis">Privatnost i regulative</text:span>: Sa sve strožim pravilima o zaštiti podataka, uključujući GDPR, aplikacija mora osigurati visoku razinu sigurnosti podataka kako bi izbjegla rizike vezane uz privatnost korisnika.</text:p>
        </text:list-item>
        <text:list-item>
          <text:p text:style-name="P33"><text:span text:style-name="Strong_20_Emphasis">Ograničena lojalnost korisnika</text:span>: Korisnici mogu lako preći na konkurentske platforme ako ne dobiju kontinuirano poboljšavanje aplikacije ili ako druge platforme ponude bolje funkcionalnosti po sličnoj cijeni.</text:p>
          <text:p text:style-name="P34"/>
        </text:list-item>
      </text:list>
      <text:p text:style-name="P1"/>
      <text:p text:style-name="P6"/>
      <text:p text:style-name="P5">4. Razrada funkcionalnosti (8 - 15 stranica) Opisati i grupirati funkcionalnosti po skupinama korisnika (pr. administrator, menadžer, korisnik smartphone-a, ...). Priložiti "Use Case" dijagram cijelog sustava. Ukoliko je potrebno, može se napraviti i "Use Case" dijagram posebno za dijelove sustava, no svakako mora postojati jedan početni krovni dijagram cijelog sustava. Navesti i opisati način na koji će aplikacija komunicirati sa ostalim sustavima (pr. sustavi u postojećim ustanovama, vladini sustavi, ...) što također mora biti vidljivi na "Use Case" dijagramu. Opisati korisničke scenarije na temelju kojih je izrađen dijagram. Ključnih korisničke scenarije (npr. izrada računa, pretraga objekata) iz "Use Case" dijagrama razraditi kroz "Use Case Sequence" dijagrame, svakog zasebno. Priložiti prototip sučelja za aplikaciju. To može biti u obliku nekoliko "ekrana": prijava, početni izbornik (ako ima), podešavanje opcija (ako treba) te svakako ekrane za kritične procese koje smo razradili u obliku "Use Case Sequence" dijagrama. Sastaviti klasni dijagram (eng. Class diagram) za za objekte iz domene aplikacije (Korisnik, Račun, Artikl …) te pojasniti po potrebi ključne dijelove dijagrama (npr. zbog čega se negdje koristi agregacija, kompozicija, nasljeđivanje) ako nije intuitivno jasno.</text:p>
      <text:p text:style-name="P5"/>
      <text:p text:style-name="P6"/>
      <text:p text:style-name="P5">5. Implementacija (3-5 stranica) Dokumentirati koristeći klasne dijagrame na koji način su rješene ključne funkcionalnosti u aplikaciji (npr. Izrada računa, …) gdje je vidljivo koje se Vue komponente koriste, te na koji način su povezane. Vue komponentu prikazati klasom. Priložiti popis svih klasa i njezinih sastavnica uz objašnjenje značenja tih sastavnica, te u slučaju metoda, konstruktora ili delegata i značenje parametara.</text:p>
      <text:p text:style-name="P5"/>
      <text:p text:style-name="P6"/>
      <text:p text:style-name="P5">6. Korisničke upute (4 - 6 stranica) Pojasniti način na koji se koristi aplikacija koristeći screenshote sa stvarnog sučelja aplikacij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OpenSymbol" svg:font-family="OpenSymbol" style:font-charset="x-symbol"/>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Zen Hei"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roid Sans" style:font-family-asian="'Droid Sans'" style:font-family-generic-asian="system" style:font-pitch-asian="variable" style:font-size-asian="14pt" style:font-weight-asian="bold" style:font-name-complex="Droid Sans" style:font-family-complex="'Droid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text-properties style:text-rotation-angle="0" style:text-rotation-scale="line-heigh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6T21:06:22.864549000</meta:creation-date>
    <meta:generator>LibreOffice/24.2.6.2$Linux_X86_64 LibreOffice_project/420$Build-2</meta:generator>
    <dc:date>2024-11-03T13:14:16.117300807</dc:date>
    <meta:editing-duration>PT20M21S</meta:editing-duration>
    <meta:editing-cycles>4</meta:editing-cycles>
    <meta:document-statistic meta:table-count="1" meta:image-count="0" meta:object-count="0" meta:page-count="11" meta:paragraph-count="84" meta:word-count="2127" meta:character-count="16548" meta:non-whitespace-character-count="14544"/>
  </office:meta>
</office:document-meta>
</file>